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61.7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7.91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45.93mm"/>
    </style:style>
    <style:style style:name="co20" style:family="table-column">
      <style:table-column-properties fo:break-before="auto" style:column-width="45.61mm"/>
    </style:style>
    <style:style style:name="co21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order-bottom="0.74pt solid #000000" fo:background-color="#99ffff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0.74pt solid #000000" fo:background-color="#99ffff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order-bottom="0.74pt solid #000000" fo:background-color="#99ffff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order-bottom="0.74pt solid #000000" fo:background-color="#99ffff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99ffff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Arial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9" table:default-cell-style-name="ce1"/>
        <table:table-row table:style-name="ro1" table:number-rows-repeated="2">
          <table:table-cell table:number-columns-repeated="13"/>
          <table:table-cell table:style-name="Default" table:number-columns-repeated="6"/>
          <table:table-cell table:number-columns-repeated="1005"/>
        </table:table-row>
        <table:table-row table:style-name="ro2">
          <table:table-cell table:number-columns-repeated="13"/>
          <table:table-cell table:style-name="ce8"/>
          <table:table-cell table:style-name="ce10" office:value-type="string" calcext:value-type="string">
            <text:p>Inclination 90º</text:p>
          </table:table-cell>
          <table:table-cell table:style-name="ce11"/>
          <table:table-cell table:style-name="ce13"/>
          <table:table-cell table:style-name="ce15" office:value-type="string" calcext:value-type="string">
            <text:p>Inclination 45º</text:p>
          </table:table-cell>
          <table:table-cell table:style-name="ce16"/>
          <table:table-cell table:number-columns-repeated="1005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9" office:value-type="string" calcext:value-type="string">
            <text:p>LKO Payload – Kg (Full Trust)</text:p>
          </table:table-cell>
          <table:table-cell table:style-name="ce10" office:value-type="string" calcext:value-type="string">
            <text:p>LKO Payload – Kg <text:s/>(Landing East-Island)</text:p>
          </table:table-cell>
          <table:table-cell table:style-name="ce12" office:value-type="string" calcext:value-type="string">
            <text:p>LKO Payload – Kg (Landing KSC)</text:p>
          </table:table-cell>
          <table:table-cell table:style-name="ce14" office:value-type="string" calcext:value-type="string">
            <text:p>LKO Payload – Kg (Full Trust)</text:p>
          </table:table-cell>
          <table:table-cell table:style-name="ce15" office:value-type="string" calcext:value-type="string">
            <text:p>LKO Payload – Kg <text:s/>(Landing Nort-Island)</text:p>
          </table:table-cell>
          <table:table-cell table:style-name="ce17" office:value-type="string" calcext:value-type="string">
            <text:p>LKO Payload – Kg (Landing KSC)</text:p>
          </table:table-cell>
          <table:table-cell table:style-name="ce4" office:value-type="string" calcext:value-type="string">
            <text:p>Scripted</text:p>
          </table:table-cell>
          <table:table-cell table:style-name="ce3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</text:p>
          </table:table-cell>
          <table:table-cell table:number-columns-repeated="99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500-100</text:p>
          </table:table-cell>
          <table:table-cell table:number-columns-repeated="99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High cost per launch</text:p>
          </table:table-cell>
          <table:table-cell table:style-name="ce5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*</text:p>
          </table:table-cell>
          <table:table-cell table:number-columns-repeated="99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Full Recovery/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15000" calcext:value-type="float">
            <text:p>15000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aturninho I-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5430" calcext:value-type="float">
            <text:p>12543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– high cost per launch</text:p>
          </table:table-cell>
          <table:table-cell table:style-name="ce5"/>
          <table:table-cell table:number-columns-repeated="1002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aturninho I-M3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2322" calcext:value-type="float">
            <text:p>12232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</text:p>
          </table:table-cell>
          <table:table-cell table:style-name="ce5"/>
          <table:table-cell table:number-columns-repeated="1002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Falkinho III Triplo</text:p>
          </table:table-cell>
          <table:table-cell table:style-name="ce7" office:value-type="string" calcext:value-type="string">
            <text:p>Space K</text:p>
          </table:table-cell>
          <table:table-cell table:style-name="ce7" office:value-type="string" calcext:value-type="string">
            <text:p>Recovery – Expandable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/Transference planetary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310000" calcext:value-type="float">
            <text:p>310000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5" table:style-name="ce7" office:value-type="string" calcext:value-type="string">
            <text:p>??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Recovery of the both side boosters</text:p>
          </table:table-cell>
          <table:table-cell table:style-name="ce7"/>
          <table:table-cell table:number-columns-repeated="1002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Ariane I</text:p>
          </table:table-cell>
          <table:table-cell table:style-name="ce5" office:value-type="string" calcext:value-type="string">
            <text:p>JebFactory Ltda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Resuply Space Station/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010" calcext:value-type="float">
            <text:p>2801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office:value-type="float" office:value="5000" calcext:value-type="float">
            <text:p>5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1456" calcext:value-type="float">
            <text:p>51456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LCE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MKO/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’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66500" calcext:value-type="float">
            <text:p>66500</text:p>
          </table:table-cell>
          <table:table-cell table:style-name="ce6" office:value-type="float" office:value="30000" calcext:value-type="float">
            <text:p>30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Lançador de cargas no espaço</text:p>
          </table:table-cell>
          <table:table-cell table:number-columns-repeated="100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Ariane I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ransference planetary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78000" calcext:value-type="float">
            <text:p>78000</text:p>
          </table:table-cell>
          <table:table-cell table:style-name="ce6" office:value-type="string" calcext:value-type="string">
            <text:p>30000(+3 stage)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Shuttl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cientific Studies</text:p>
          </table:table-cell>
          <table:table-cell table:style-name="ce7" office:value-type="string" calcext:value-type="string">
            <text:p>Development</text:p>
          </table:table-cell>
          <table:table-cell table:number-columns-repeated="7" table:style-name="ce7" office:value-type="string" calcext:value-type="string">
            <text:p>???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Neutro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ubSat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ELORG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M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Geo-satellite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1500" calcext:value-type="float">
            <text:p>15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0/00/0000</text:date>, <text:time style:data-style-name="N2" text:time-value="15:51:48.666239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2-02T15:52:10.913605942</dc:date>
    <meta:editing-duration>PT5H33M2S</meta:editing-duration>
    <meta:editing-cycles>87</meta:editing-cycles>
    <meta:generator>LibreOffice/5.2.7.2$Linux_X86_64 LibreOffice_project/20m0$Build-2</meta:generator>
    <meta:document-statistic meta:table-count="1" meta:cell-count="407" meta:object-count="0"/>
  </office:meta>
</office:document-meta>
</file>